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16.9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965cm" fo:break-before="auto" style:use-optimal-row-height="true"/>
    </style:style>
    <style:style style:name="ro3" style:family="table-row">
      <style:table-row-properties style:row-height="0.83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activities.read</text:p>
          </table:table-cell>
          <table:table-cell table:style-name="ce1" office:value-type="string" calcext:value-type="string">
            <text:p>allows your app to fetch data from a user's "Now Playing/Recently Played" list - requires Discord approval</text:p>
          </table:table-cell>
          <table:table-cell table:style-name="ce1" office:value-type="string" calcext:value-type="string">
            <text:p>アプリがユーザーの「現在再生中/最近再生済み」リストからデータをフェッチできるようにします-Discordの承認が必要です</text:p>
          </table:table-cell>
          <table:table-cell table:style-name="ce3" table:number-columns-repeated="1021"/>
        </table:table-row>
        <table:table-row table:style-name="ro2">
          <table:table-cell table:style-name="ce1" office:value-type="string" calcext:value-type="string">
            <text:p>activities.write</text:p>
          </table:table-cell>
          <table:table-cell table:style-name="ce1" office:value-type="string" calcext:value-type="string">
            <text:p>allows your app to update a user's activity - requires Discord approval (NOT REQUIRED FOR <text:a xlink:href="https://discord.com/developers/docs/game-sdk/activities" xlink:type="simple">GAMESDK ACTIVITY MANAGER</text:a>)</text:p>
          </table:table-cell>
          <table:table-cell table:style-name="ce1" office:value-type="string" calcext:value-type="string">
            <text:p>アプリがユーザーのアクティビティを更新できるようにします-Discordの承認が必要です（<text:a xlink:href="https://discord.com/developers/docs/game-sdk/activities" xlink:type="simple">GAMESDK ACTIVITY MANAGER</text:a>には必要ありません）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applications.builds.read</text:p>
          </table:table-cell>
          <table:table-cell office:value-type="string" calcext:value-type="string">
            <text:p>allows your app to read build data for a user's applications</text:p>
          </table:table-cell>
          <table:table-cell office:value-type="string" calcext:value-type="string">
            <text:p>アプリがユーザーのアプリケーションのビルドデータを読み取れるようにします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plications.builds.upload</text:p>
          </table:table-cell>
          <table:table-cell table:style-name="ce1" office:value-type="string" calcext:value-type="string">
            <text:p>allows your app to upload/update builds for a user's applications - requires Discord approval</text:p>
          </table:table-cell>
          <table:table-cell table:style-name="ce1" office:value-type="string" calcext:value-type="string">
            <text:p>アプリがユーザーのアプリケーションのビルドをアップロード/更新できるようにします-Discordの承認が必要です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applications.commands</text:p>
          </table:table-cell>
          <table:table-cell office:value-type="string" calcext:value-type="string">
            <text:p>allows your app to use <text:a xlink:href="https://discord.com/developers/docs/interactions/application-commands" xlink:type="simple">commands</text:a> in a guild</text:p>
          </table:table-cell>
          <table:table-cell office:value-type="string" calcext:value-type="string">
            <text:p>アプリがギルドで<text:a xlink:href="https://discord.com/developers/docs/interactions/application-commands" xlink:type="simple">コマンド</text:a>を使用できるようにします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lications.commands.update</text:p>
          </table:table-cell>
          <table:table-cell office:value-type="string" calcext:value-type="string">
            <text:p>allows your app to update its <text:a xlink:href="https://discord.com/developers/docs/interactions/application-commands" xlink:type="simple">commands</text:a> using a Bearer token - <text:a xlink:href="https://discord.com/developers/docs/topics/oauth2#client-credentials-grant" xlink:type="simple">client credentials grant</text:a> only</text:p>
          </table:table-cell>
          <table:table-cell office:value-type="string" calcext:value-type="string">
            <text:p>アプリがBearerトークンを使用して<text:a xlink:href="https://discord.com/developers/docs/interactions/application-commands" xlink:type="simple">コマンド</text:a>を更新できるようにします-<text:a xlink:href="https://discord.com/developers/docs/topics/oauth2#client-credentials-grant" xlink:type="simple">クライアントの資格情報は付与</text:a>のみ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pplications.commands.permissions.update</text:p>
          </table:table-cell>
          <table:table-cell office:value-type="string" calcext:value-type="string">
            <text:p>allows your app to update <text:a xlink:href="https://discord.com/developers/docs/interactions/application-commands#permissions" xlink:type="simple">permissions for its commands</text:a> in a guild a user has permissions to</text:p>
          </table:table-cell>
          <table:table-cell office:value-type="string" calcext:value-type="string">
            <text:p>アプリがギルド内の<text:a xlink:href="https://discord.com/developers/docs/interactions/application-commands#permissions" xlink:type="simple">コマンドの権限</text:a>を更新できるようにしますユーザーは次の権限を持っています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lications.entitlements</text:p>
          </table:table-cell>
          <table:table-cell office:value-type="string" calcext:value-type="string">
            <text:p>allows your app to read entitlements for a user's applications</text:p>
          </table:table-cell>
          <table:table-cell office:value-type="string" calcext:value-type="string">
            <text:p>アプリがユーザーのアプリケーションの資格を読み取ることができるようにします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lications.store.update</text:p>
          </table:table-cell>
          <table:table-cell office:value-type="string" calcext:value-type="string">
            <text:p>allows your app to read and update store data (SKUs, store listings, achievements, etc.) for a user's applications</text:p>
          </table:table-cell>
          <table:table-cell office:value-type="string" calcext:value-type="string">
            <text:p>アプリがユーザーのアプリケーションのストアデータ（SKU、ストアリスト、実績など）を読み取って更新できるようにします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for oauth2 bots, this puts the bot in the user's selected guild by default</text:p>
          </table:table-cell>
          <table:table-cell office:value-type="string" calcext:value-type="string">
            <text:p>oauth2ボットの場合、これにより、ボットはデフォルトでユーザーが選択したギルドに配置されます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ections</text:p>
          </table:table-cell>
          <table:table-cell office:value-type="string" calcext:value-type="string">
            <text:p>allows <text:a xlink:href="https://discord.com/developers/docs/resources/user#get-user-connections" xlink:type="simple">/users/@me/connections</text:a> to return linked third-party accounts</text:p>
          </table:table-cell>
          <table:table-cell office:value-type="string" calcext:value-type="string">
            <text:p><text:a xlink:href="https://discord.com/developers/docs/resources/user#get-user-connections" xlink:type="simple">/ users / @ me/connections</text:a>がリンクされたサードパーティアカウントを返すことを許可します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enables <text:a xlink:href="https://discord.com/developers/docs/resources/user#get-current-user" xlink:type="simple">/users/@me</text:a> to return an email</text:p>
          </table:table-cell>
          <table:table-cell office:value-type="string" calcext:value-type="string">
            <text:p>/ users <text:a xlink:href="https://discord.com/developers/docs/resources/user#get-current-user" xlink:type="simple">/@me</text:a>がem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dm.join</text:p>
          </table:table-cell>
          <table:table-cell office:value-type="string" calcext:value-type="string">
            <text:p>allows your app to <text:a xlink:href="https://discord.com/developers/docs/resources/channel#group-dm-add-recipient" xlink:type="simple">join users to a group dm</text:a></text:p>
          </table:table-cell>
          <table:table-cell office:value-type="string" calcext:value-type="string">
            <text:p>アプリが<text:a xlink:href="https://discord.com/developers/docs/resources/channel#group-dm-add-recipient" xlink:type="simple">ユーザーをグループdmに参加できるようにします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ilds</text:p>
          </table:table-cell>
          <table:table-cell office:value-type="string" calcext:value-type="string">
            <text:p>allows <text:a xlink:href="https://discord.com/developers/docs/resources/user#get-current-user-guilds" xlink:type="simple">/users/@me/guilds</text:a> to return basic information about all of a user's guilds</text:p>
          </table:table-cell>
          <table:table-cell office:value-type="string" calcext:value-type="string">
            <text:p><text:a xlink:href="https://discord.com/developers/docs/resources/user#get-current-user-guilds" xlink:type="simple">/ users / @ me/guilds</text:a>がユーザーのすべてのギルドに関する基本情報を返すことを許可します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ilds.join</text:p>
          </table:table-cell>
          <table:table-cell office:value-type="string" calcext:value-type="string">
            <text:p>allows <text:a xlink:href="https://discord.com/developers/docs/resources/guild#add-guild-member" xlink:type="simple">/guilds/{guild.id}/members/{user.id}</text:a> to be used for joining users to a guild</text:p>
          </table:table-cell>
          <table:table-cell office:value-type="string" calcext:value-type="string">
            <text:p>/guilds/{guild.id}/members/{user.id <text:a xlink:href="https://discord.com/developers/docs/resources/guild#add-guild-member" xlink:type="simple">}</text:a>を使用してユーザーをギルドに参加させることができます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ilds.members.read</text:p>
          </table:table-cell>
          <table:table-cell office:value-type="string" calcext:value-type="string">
            <text:p>allows <text:a xlink:href="https://discord.com/developers/docs/resources/user#get-current-user-guild-member" xlink:type="simple">/users/@me/guilds/{guild.id}/member</text:a> to return a user's member information in a guild</text:p>
          </table:table-cell>
          <table:table-cell office:value-type="string" calcext:value-type="string">
            <text:p>/users/@me/guilds/{guild.id}/memberがギルド内のユーザーのメンバー情報を返すことを<text:a xlink:href="https://discord.com/developers/docs/resources/user#get-current-user-guild-member" xlink:type="simple">許可します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ntify</text:p>
          </table:table-cell>
          <table:table-cell office:value-type="string" calcext:value-type="string">
            <text:p>allows <text:a xlink:href="https://discord.com/developers/docs/resources/user#get-current-user" xlink:type="simple">/users/@me</text:a> without email</text:p>
          </table:table-cell>
          <table:table-cell office:value-type="string" calcext:value-type="string">
            <text:p><text:a xlink:href="https://discord.com/developers/docs/resources/user#get-current-user" xlink:type="simple">/ users /@me</text:a>なしで許可emai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ssages.read</text:p>
          </table:table-cell>
          <table:table-cell office:value-type="string" calcext:value-type="string">
            <text:p>for local rpc server api access, this allows you to read messages from all client channels (otherwise restricted to channels/guilds your app creates)</text:p>
          </table:table-cell>
          <table:table-cell office:value-type="string" calcext:value-type="string">
            <text:p>ローカルRPCサーバーAPIアクセスの場合、これにより、すべてのクライアントチャネルからメッセージを読み取ることができます（それ以外の場合は、アプリが作成するチャネル/ギルドに制限されます）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lationships.read</text:p>
          </table:table-cell>
          <table:table-cell table:style-name="ce1" office:value-type="string" calcext:value-type="string">
            <text:p>allows your app to know a user's friends and implicit relationships - requires Discord approval</text:p>
          </table:table-cell>
          <table:table-cell table:style-name="ce1" office:value-type="string" calcext:value-type="string">
            <text:p>アプリがユーザーの友達や暗黙の関係を知ることができます-Discordの承認が必要です</text:p>
          </table:table-cell>
          <table:table-cell table:style-name="ce3" table:number-columns-repeated="1021"/>
        </table:table-row>
        <table:table-row table:style-name="ro2">
          <table:table-cell table:style-name="ce1" office:value-type="string" calcext:value-type="string">
            <text:p>rpc</text:p>
          </table:table-cell>
          <table:table-cell table:style-name="ce1" office:value-type="string" calcext:value-type="string">
            <text:p>for local rpc server access, this allows you to control a user's local Discord client - requires Discord approval</text:p>
          </table:table-cell>
          <table:table-cell table:style-name="ce1" office:value-type="string" calcext:value-type="string">
            <text:p>ローカルrpcサーバーアクセスの場合、これにより、ユーザーのローカルDiscordクライアントを制御できます-Discordの承認が必要です</text:p>
          </table:table-cell>
          <table:table-cell table:style-name="ce3" table:number-columns-repeated="1021"/>
        </table:table-row>
        <table:table-row table:style-name="ro1">
          <table:table-cell table:style-name="ce1" office:value-type="string" calcext:value-type="string">
            <text:p>rpc.activities.write</text:p>
          </table:table-cell>
          <table:table-cell table:style-name="ce1" office:value-type="string" calcext:value-type="string">
            <text:p>for local rpc server access, this allows you to update a user's activity - requires Discord approval</text:p>
          </table:table-cell>
          <table:table-cell table:style-name="ce1" office:value-type="string" calcext:value-type="string">
            <text:p>ローカルRPCサーバーアクセスの場合、これによりユーザーのアクティビティを更新できます-Discordの承認が必要です</text:p>
          </table:table-cell>
          <table:table-cell table:style-name="ce3" table:number-columns-repeated="1021"/>
        </table:table-row>
        <table:table-row table:style-name="ro1">
          <table:table-cell table:style-name="ce1" office:value-type="string" calcext:value-type="string">
            <text:p>rpc.notifications.read</text:p>
          </table:table-cell>
          <table:table-cell table:style-name="ce1" office:value-type="string" calcext:value-type="string">
            <text:p>for local rpc server access, this allows you to receive notifications pushed out to the user - requires Discord approval</text:p>
          </table:table-cell>
          <table:table-cell table:style-name="ce1" office:value-type="string" calcext:value-type="string">
            <text:p>ローカルRPCサーバーアクセスの場合、これにより、ユーザーにプッシュされた通知を受信できます-Discordの承認が必要です</text:p>
          </table:table-cell>
          <table:table-cell table:style-name="ce3" table:number-columns-repeated="1021"/>
        </table:table-row>
        <table:table-row table:style-name="ro2">
          <table:table-cell table:style-name="ce1" office:value-type="string" calcext:value-type="string">
            <text:p>rpc.voice.read</text:p>
          </table:table-cell>
          <table:table-cell table:style-name="ce1" office:value-type="string" calcext:value-type="string">
            <text:p>for local rpc server access, this allows you to read a user's voice settings and listen for voice events - requires Discord approval</text:p>
          </table:table-cell>
          <table:table-cell table:style-name="ce1" office:value-type="string" calcext:value-type="string">
            <text:p>ローカルRPCサーバーアクセスの場合、これにより、ユーザーの音声設定を読み取り、音声イベントをリッスンできます-Discordの承認が必要です</text:p>
          </table:table-cell>
          <table:table-cell table:style-name="ce3" table:number-columns-repeated="1021"/>
        </table:table-row>
        <table:table-row table:style-name="ro1">
          <table:table-cell table:style-name="ce1" office:value-type="string" calcext:value-type="string">
            <text:p>rpc.voice.write</text:p>
          </table:table-cell>
          <table:table-cell table:style-name="ce1" office:value-type="string" calcext:value-type="string">
            <text:p>for local rpc server access, this allows you to update a user's voice settings - requires Discord approval</text:p>
          </table:table-cell>
          <table:table-cell table:style-name="ce1" office:value-type="string" calcext:value-type="string">
            <text:p>ローカルRPCサーバーアクセスの場合、これによりユーザーの音声設定を更新できます-Discordの承認が必要です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webhook.incoming</text:p>
          </table:table-cell>
          <table:table-cell office:value-type="string" calcext:value-type="string">
            <text:p>this generates a webhook that is returned in the oauth token response for authorization code grants</text:p>
          </table:table-cell>
          <table:table-cell office:value-type="string" calcext:value-type="string">
            <text:p>これにより、認証コード付与のoauthトークン応答で返されるWebhookが生成されます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3T19:39:50.370000000</meta:creation-date>
    <dc:date>2022-05-03T22:16:21.423000000</dc:date>
    <meta:editing-duration>PT2H26M20S</meta:editing-duration>
    <meta:editing-cycles>3</meta:editing-cycles>
    <meta:generator>LibreOffice/7.2.5.2$Windows_X86_64 LibreOffice_project/499f9727c189e6ef3471021d6132d4c694f357e5</meta:generator>
    <meta:document-statistic meta:table-count="1" meta:cell-count="75" meta:object-count="0"/>
  </office:meta>
</office:document-meta>
</file>